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T1" style:family="text">
      <style:text-properties officeooo:rsid="0010764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ano de Teste para o <text:span text:style-name="T1">SIGA Alunos</text:span></text:p>
      <text:p text:style-name="Text_20_body">Este plano de teste tem como objetivo validar as funcionalidades descritas no Product Backlog, garantindo que o sistema de gestão acadêmica atenda aos requisitos e critérios de aceitação definidos para cada história de usuário.</text:p>
      <text:h text:style-name="Heading_20_4" text:outline-level="4"><text:span text:style-name="Strong_20_Emphasis">Objetivo do Teste</text:span></text:h>
      <text:p text:style-name="Text_20_body">Validar as funcionalidades principais do sistema, como login, visualização de informações acadêmicas, matrícula, histórico, agenda de avaliações, segurança, solicitações e plano de ensino.</text:p>
      <text:h text:style-name="Heading_20_2" text:outline-level="2"><text:span text:style-name="Strong_20_Emphasis">1. Tela Inicial</text:span></text:h>
      <text:h text:style-name="Heading_20_4" text:outline-level="4"><text:span text:style-name="Strong_20_Emphasis">História de Usuário 1.1 - Login</text:span></text:h>
      <text:p text:style-name="Text_20_body"><text:span text:style-name="Strong_20_Emphasis">Objetivo</text:span>: Garantir que o sistema valide corretamente o login com as credenciais do aluno.</text:p>
      <text:h text:style-name="Heading_20_5" text:outline-level="5">Casos de Teste:</text:h>
      <text:list text:style-name="L1">
        <text:list-item>
          <text:p text:style-name="P1"><text:span text:style-name="Strong_20_Emphasis">Login com credenciais válidas</text:span></text:p>
          <text:list>
            <text:list-item>
              <text:p text:style-name="P2"><text:span text:style-name="Strong_20_Emphasis">Entrada</text:span>: Usuário e senha válidos.</text:p>
            </text:list-item>
            <text:list-item>
              <text:p text:style-name="P2"><text:span text:style-name="Strong_20_Emphasis">Resultado Esperado</text:span>: O aluno é redirecionado para a página principal.</text:p>
            </text:list-item>
          </text:list>
        </text:list-item>
        <text:list-item>
          <text:p text:style-name="P1"><text:span text:style-name="Strong_20_Emphasis">Login com credenciais inválidas</text:span></text:p>
          <text:list>
            <text:list-item>
              <text:p text:style-name="P2"><text:span text:style-name="Strong_20_Emphasis">Entrada</text:span>: Usuário ou senha inválidos.</text:p>
            </text:list-item>
            <text:list-item>
              <text:p text:style-name="P2"><text:span text:style-name="Strong_20_Emphasis">Resultado Esperado</text:span>: O sistema exibe uma mensagem de erro informando que as credenciais são inválidas.</text:p>
            </text:list-item>
          </text:list>
        </text:list-item>
        <text:list-item>
          <text:p text:style-name="P1"><text:span text:style-name="Strong_20_Emphasis">Login com campos vazios</text:span></text:p>
          <text:list>
            <text:list-item>
              <text:p text:style-name="P2"><text:span text:style-name="Strong_20_Emphasis">Entrada</text:span>: Nenhum dado preenchido nos campos de usuário e senha.</text:p>
            </text:list-item>
            <text:list-item>
              <text:p text:style-name="P1"><text:span text:style-name="Strong_20_Emphasis">Resultado Esperado</text:span>: O sistema solicita preenchimento dos campos obrigatórios.</text:p>
            </text:list-item>
          </text:list>
        </text:list-item>
      </text:list>
      <text:h text:style-name="Heading_20_2" text:outline-level="2"><text:span text:style-name="Strong_20_Emphasis">2. Menu Principal</text:span></text:h>
      <text:h text:style-name="Heading_20_4" text:outline-level="4"><text:span text:style-name="Strong_20_Emphasis">História de Usuário 2.1 - Exibir Informações Gerais sobre o Aluno</text:span></text:h>
      <text:p text:style-name="Text_20_body"><text:span text:style-name="Strong_20_Emphasis">Objetivo</text:span>: Validar a exibição correta das informações sobre o aluno.</text:p>
      <text:h text:style-name="Heading_20_5" text:outline-level="5">Casos de Teste:</text:h>
      <text:list text:style-name="L2">
        <text:list-item>
          <text:p text:style-name="P3"><text:span text:style-name="Strong_20_Emphasis">Exibição de informações acadêmicas</text:span></text:p>
          <text:list>
            <text:list-item>
              <text:p text:style-name="P4"><text:span text:style-name="Strong_20_Emphasis">Entrada</text:span>: O aluno faz login com sucesso.</text:p>
            </text:list-item>
            <text:list-item>
              <text:p text:style-name="P4"><text:span text:style-name="Strong_20_Emphasis">Resultado Esperado</text:span>: O sistema exibe informações detalhadas sobre o rendimento acadêmico, prazos de matrícula e avaliações.</text:p>
            </text:list-item>
          </text:list>
        </text:list-item>
        <text:list-item>
          <text:p text:style-name="P3"><text:span text:style-name="Strong_20_Emphasis">Atualização automática das informações</text:span></text:p>
          <text:list>
            <text:list-item>
              <text:p text:style-name="P4"><text:span text:style-name="Strong_20_Emphasis">Entrada</text:span>: O aluno acessa a página após um certo intervalo de tempo.</text:p>
            </text:list-item>
            <text:list-item>
              <text:p text:style-name="P3"><text:span text:style-name="Strong_20_Emphasis">Resultado Esperado</text:span>: As informações são atualizadas automaticamente.</text:p>
            </text:list-item>
          </text:list>
        </text:list-item>
      </text:list>
      <text:h text:style-name="Heading_20_2" text:outline-level="2"><text:soft-page-break/><text:span text:style-name="Strong_20_Emphasis">3. Matrícula</text:span></text:h>
      <text:h text:style-name="Heading_20_4" text:outline-level="4"><text:span text:style-name="Strong_20_Emphasis">História de Usuário 3.1 - Pesquisa por Disciplinas</text:span></text:h>
      <text:p text:style-name="Text_20_body"><text:span text:style-name="Strong_20_Emphasis">Objetivo</text:span>: Validar a busca de disciplinas no sistema de matrícula.</text:p>
      <text:h text:style-name="Heading_20_5" text:outline-level="5">Casos de Teste:</text:h>
      <text:list text:style-name="L3">
        <text:list-item>
          <text:p text:style-name="P5"><text:span text:style-name="Strong_20_Emphasis">Busca por nome de disciplina</text:span></text:p>
          <text:list>
            <text:list-item>
              <text:p text:style-name="P6"><text:span text:style-name="Strong_20_Emphasis">Entrada</text:span>: O aluno busca por uma disciplina pelo nome.</text:p>
            </text:list-item>
            <text:list-item>
              <text:p text:style-name="P6"><text:span text:style-name="Strong_20_Emphasis">Resultado Esperado</text:span>: O sistema retorna a disciplina correspondente.</text:p>
            </text:list-item>
          </text:list>
        </text:list-item>
        <text:list-item>
          <text:p text:style-name="P5"><text:span text:style-name="Strong_20_Emphasis">Busca por código da disciplina</text:span></text:p>
          <text:list>
            <text:list-item>
              <text:p text:style-name="P6"><text:span text:style-name="Strong_20_Emphasis">Entrada</text:span>: O aluno busca por uma disciplina pelo código.</text:p>
            </text:list-item>
            <text:list-item>
              <text:p text:style-name="P5"><text:span text:style-name="Strong_20_Emphasis">Resultado Esperado</text:span>: O sistema retorna a disciplina correspondente.</text:p>
            </text:list-item>
          </text:list>
        </text:list-item>
      </text:list>
      <text:h text:style-name="Heading_20_4" text:outline-level="4"><text:span text:style-name="Strong_20_Emphasis">História de Usuário 3.2 - Matrícula em Disciplinas</text:span></text:h>
      <text:p text:style-name="Text_20_body"><text:span text:style-name="Strong_20_Emphasis">Objetivo</text:span>: Validar o processo de matrícula em disciplinas.</text:p>
      <text:h text:style-name="Heading_20_5" text:outline-level="5">Casos de Teste:</text:h>
      <text:list text:style-name="L4">
        <text:list-item>
          <text:p text:style-name="P7"><text:span text:style-name="Strong_20_Emphasis">Seleção de disciplinas e confirmação de matrícula</text:span></text:p>
          <text:list>
            <text:list-item>
              <text:p text:style-name="P7"><text:span text:style-name="Strong_20_Emphasis">Entrada</text:span>: O aluno seleciona as disciplinas desejadas.</text:p>
            </text:list-item>
            <text:list-item>
              <text:p text:style-name="P8"><text:span text:style-name="Strong_20_Emphasis">Resultado Esperado</text:span>: O sistema confirma a matrícula nas disciplinas selecionadas e atualiza a lista de disciplinas do aluno.</text:p>
            </text:list-item>
          </text:list>
        </text:list-item>
      </text:list>
      <text:h text:style-name="Heading_20_4" text:outline-level="4"><text:span text:style-name="Strong_20_Emphasis">História de Usuário 3.3 - Matrícula em Disciplinas Específicas</text:span></text:h>
      <text:p text:style-name="Text_20_body"><text:span text:style-name="Strong_20_Emphasis">Objetivo</text:span>: Validar a matrícula em disciplinas específicas (optativas).</text:p>
      <text:h text:style-name="Heading_20_5" text:outline-level="5">Casos de Teste:</text:h>
      <text:list text:style-name="L5">
        <text:list-item>
          <text:p text:style-name="P9"><text:span text:style-name="Strong_20_Emphasis">Seleção e matrícula em disciplinas optativas</text:span></text:p>
          <text:list>
            <text:list-item>
              <text:p text:style-name="P9"><text:span text:style-name="Strong_20_Emphasis">Entrada</text:span>: O aluno seleciona disciplinas optativas específicas.</text:p>
            </text:list-item>
            <text:list-item>
              <text:p text:style-name="P10"><text:span text:style-name="Strong_20_Emphasis">Resultado Esperado</text:span>: O sistema valida e confirma a matrícula nas disciplinas optativas.</text:p>
            </text:list-item>
          </text:list>
        </text:list-item>
      </text:list>
      <text:h text:style-name="Heading_20_2" text:outline-level="2"><text:span text:style-name="Strong_20_Emphasis">4. Histórico Acadêmico</text:span></text:h>
      <text:h text:style-name="Heading_20_4" text:outline-level="4"><text:span text:style-name="Strong_20_Emphasis">História de Usuário 4.1 - Exibição do Histórico</text:span></text:h>
      <text:p text:style-name="Text_20_body"><text:span text:style-name="Strong_20_Emphasis">Objetivo</text:span>: Validar a exibição do histórico acadêmico completo.</text:p>
      <text:h text:style-name="Heading_20_5" text:outline-level="5">Casos de Teste:</text:h>
      <text:list text:style-name="L6">
        <text:list-item>
          <text:p text:style-name="P11"><text:span text:style-name="Strong_20_Emphasis">Exibição do histórico acadêmico completo</text:span></text:p>
          <text:list>
            <text:list-item>
              <text:p text:style-name="P11"><text:span text:style-name="Strong_20_Emphasis">Entrada</text:span>: O aluno acessa a página do histórico.</text:p>
            </text:list-item>
            <text:list-item>
              <text:p text:style-name="P12"><text:span text:style-name="Strong_20_Emphasis">Resultado Esperado</text:span>: O sistema exibe todas as disciplinas cursadas, com notas e frequências, organizadas por semestre.</text:p>
            </text:list-item>
          </text:list>
        </text:list-item>
      </text:list>
      <text:h text:style-name="Heading_20_2" text:outline-level="2"><text:soft-page-break/><text:span text:style-name="Strong_20_Emphasis">5. Dados do Aluno</text:span></text:h>
      <text:h text:style-name="Heading_20_4" text:outline-level="4"><text:span text:style-name="Strong_20_Emphasis">História de Usuário 5.1 - Exibição de Frequência e Notas</text:span></text:h>
      <text:p text:style-name="Text_20_body"><text:span text:style-name="Strong_20_Emphasis">Objetivo</text:span>: Validar a exibição da frequência e notas de atividades.</text:p>
      <text:h text:style-name="Heading_20_5" text:outline-level="5">Casos de Teste:</text:h>
      <text:list text:style-name="L7">
        <text:list-item>
          <text:p text:style-name="P13"><text:span text:style-name="Strong_20_Emphasis">Exibição da frequência e notas das atividades</text:span></text:p>
          <text:list>
            <text:list-item>
              <text:p text:style-name="P13"><text:span text:style-name="Strong_20_Emphasis">Entrada</text:span>: O aluno acessa a página com informações sobre frequência e notas.</text:p>
            </text:list-item>
            <text:list-item>
              <text:p text:style-name="P14"><text:span text:style-name="Strong_20_Emphasis">Resultado Esperado</text:span>: O sistema exibe a frequência atual e as notas das atividades realizadas.</text:p>
            </text:list-item>
          </text:list>
        </text:list-item>
      </text:list>
      <text:h text:style-name="Heading_20_2" text:outline-level="2"><text:span text:style-name="Strong_20_Emphasis">6. Agenda</text:span></text:h>
      <text:h text:style-name="Heading_20_4" text:outline-level="4"><text:span text:style-name="Strong_20_Emphasis">História de Usuário 6.1 - Exibição do Calendário de Avaliações</text:span></text:h>
      <text:p text:style-name="Text_20_body"><text:span text:style-name="Strong_20_Emphasis">Objetivo</text:span>: Validar a exibição do calendário de avaliações.</text:p>
      <text:h text:style-name="Heading_20_5" text:outline-level="5">Casos de Teste:</text:h>
      <text:list text:style-name="L8">
        <text:list-item>
          <text:p text:style-name="P15"><text:span text:style-name="Strong_20_Emphasis">Exibição do calendário de avaliações</text:span></text:p>
          <text:list>
            <text:list-item>
              <text:p text:style-name="P16"><text:span text:style-name="Strong_20_Emphasis">Entrada</text:span>: O aluno acessa a página do calendário de avaliações.</text:p>
            </text:list-item>
            <text:list-item>
              <text:p text:style-name="P16"><text:span text:style-name="Strong_20_Emphasis">Resultado Esperado</text:span>: O sistema exibe um calendário com todas as datas das avaliações.</text:p>
            </text:list-item>
          </text:list>
        </text:list-item>
        <text:list-item>
          <text:p text:style-name="P15"><text:span text:style-name="Strong_20_Emphasis">Detalhamento de uma avaliação</text:span></text:p>
          <text:list>
            <text:list-item>
              <text:p text:style-name="P16"><text:span text:style-name="Strong_20_Emphasis">Entrada</text:span>: O aluno clica em uma data do calendário.</text:p>
            </text:list-item>
            <text:list-item>
              <text:p text:style-name="P15"><text:span text:style-name="Strong_20_Emphasis">Resultado Esperado</text:span>: O sistema exibe detalhes da avaliação, incluindo horário, local e outras informações relevantes.</text:p>
            </text:list-item>
          </text:list>
        </text:list-item>
      </text:list>
      <text:h text:style-name="Heading_20_2" text:outline-level="2"><text:span text:style-name="Strong_20_Emphasis">7. Segurança</text:span></text:h>
      <text:h text:style-name="Heading_20_4" text:outline-level="4"><text:span text:style-name="Strong_20_Emphasis">História de Usuário 7.1 - Troca de Senha</text:span></text:h>
      <text:p text:style-name="Text_20_body"><text:span text:style-name="Strong_20_Emphasis">Objetivo</text:span>: Validar a troca de senha do aluno.</text:p>
      <text:h text:style-name="Heading_20_5" text:outline-level="5">Casos de Teste:</text:h>
      <text:list text:style-name="L9">
        <text:list-item>
          <text:p text:style-name="P17"><text:span text:style-name="Strong_20_Emphasis">Troca de senha com sucesso</text:span></text:p>
          <text:list>
            <text:list-item>
              <text:p text:style-name="P18"><text:span text:style-name="Strong_20_Emphasis">Entrada</text:span>: O aluno fornece a senha antiga e a nova senha corretamente.</text:p>
            </text:list-item>
            <text:list-item>
              <text:p text:style-name="P18"><text:span text:style-name="Strong_20_Emphasis">Resultado Esperado</text:span>: O sistema valida a senha e atualiza com sucesso.</text:p>
            </text:list-item>
          </text:list>
        </text:list-item>
        <text:list-item>
          <text:p text:style-name="P17"><text:span text:style-name="Strong_20_Emphasis">Tentativa de troca de senha com senha antiga incorreta</text:span></text:p>
          <text:list>
            <text:list-item>
              <text:p text:style-name="P18"><text:span text:style-name="Strong_20_Emphasis">Entrada</text:span>: O aluno fornece a senha antiga incorretamente.</text:p>
            </text:list-item>
            <text:list-item>
              <text:p text:style-name="P17"><text:span text:style-name="Strong_20_Emphasis">Resultado Esperado</text:span>: O sistema exibe uma mensagem de erro informando que a senha antiga está incorreta.</text:p>
            </text:list-item>
          </text:list>
        </text:list-item>
      </text:list>
      <text:h text:style-name="Heading_20_4" text:outline-level="4"><text:span text:style-name="Strong_20_Emphasis">História de Usuário 7.2 - Troca de E-mail</text:span></text:h>
      <text:p text:style-name="Text_20_body"><text:span text:style-name="Strong_20_Emphasis">Objetivo</text:span>: Validar a troca de e-mail do aluno.</text:p>
      <text:h text:style-name="Heading_20_5" text:outline-level="5"><text:soft-page-break/>Casos de Teste:</text:h>
      <text:list text:style-name="L10">
        <text:list-item>
          <text:p text:style-name="P19"><text:span text:style-name="Strong_20_Emphasis">Troca de e-mail com sucesso</text:span></text:p>
          <text:list>
            <text:list-item>
              <text:p text:style-name="P20"><text:span text:style-name="Strong_20_Emphasis">Entrada</text:span>: O aluno fornece o novo e-mail e o sistema valida a autenticidade.</text:p>
            </text:list-item>
            <text:list-item>
              <text:p text:style-name="P20"><text:span text:style-name="Strong_20_Emphasis">Resultado Esperado</text:span>: O sistema atualiza o e-mail cadastrado com sucesso.</text:p>
            </text:list-item>
          </text:list>
        </text:list-item>
        <text:list-item>
          <text:p text:style-name="P19"><text:span text:style-name="Strong_20_Emphasis">Tentativa de troca de e-mail com formato inválido</text:span></text:p>
          <text:list>
            <text:list-item>
              <text:p text:style-name="P20"><text:span text:style-name="Strong_20_Emphasis">Entrada</text:span>: O aluno fornece um e-mail com formato inválido.</text:p>
            </text:list-item>
            <text:list-item>
              <text:p text:style-name="P19"><text:span text:style-name="Strong_20_Emphasis">Resultado Esperado</text:span>: O sistema exibe uma mensagem de erro informando que o e-mail fornecido é inválido.</text:p>
            </text:list-item>
          </text:list>
        </text:list-item>
      </text:list>
      <text:h text:style-name="Heading_20_2" text:outline-level="2"><text:span text:style-name="Strong_20_Emphasis">8. Solicitações</text:span></text:h>
      <text:h text:style-name="Heading_20_4" text:outline-level="4"><text:span text:style-name="Strong_20_Emphasis">História de Usuário 8.1 - Solicitação de Revisão de Notas</text:span></text:h>
      <text:p text:style-name="Text_20_body"><text:span text:style-name="Strong_20_Emphasis">Objetivo</text:span>: Validar a solicitação de revisão de notas.</text:p>
      <text:h text:style-name="Heading_20_5" text:outline-level="5">Casos de Teste:</text:h>
      <text:list text:style-name="L11">
        <text:list-item>
          <text:p text:style-name="P21"><text:span text:style-name="Strong_20_Emphasis">Envio da solicitação de revisão de notas</text:span></text:p>
          <text:list>
            <text:list-item>
              <text:p text:style-name="P21"><text:span text:style-name="Strong_20_Emphasis">Entrada</text:span>: O aluno preenche o formulário de revisão de notas.</text:p>
            </text:list-item>
            <text:list-item>
              <text:p text:style-name="P22"><text:span text:style-name="Strong_20_Emphasis">Resultado Esperado</text:span>: O sistema envia a solicitação para a instituição e notifica o aluno.</text:p>
            </text:list-item>
          </text:list>
        </text:list-item>
      </text:list>
      <text:h text:style-name="Heading_20_4" text:outline-level="4"><text:span text:style-name="Strong_20_Emphasis">História de Usuário 8.2 - Solicitação de Revisão de Faltas</text:span></text:h>
      <text:p text:style-name="Text_20_body"><text:span text:style-name="Strong_20_Emphasis">Objetivo</text:span>: Validar a solicitação de revisão de faltas.</text:p>
      <text:h text:style-name="Heading_20_5" text:outline-level="5">Casos de Teste:</text:h>
      <text:list text:style-name="L12">
        <text:list-item>
          <text:p text:style-name="P23"><text:span text:style-name="Strong_20_Emphasis">Envio da solicitação de revisão de faltas</text:span></text:p>
          <text:list>
            <text:list-item>
              <text:p text:style-name="P23"><text:span text:style-name="Strong_20_Emphasis">Entrada</text:span>: O aluno preenche o formulário de revisão de faltas.</text:p>
            </text:list-item>
            <text:list-item>
              <text:p text:style-name="P24"><text:span text:style-name="Strong_20_Emphasis">Resultado Esperado</text:span>: O sistema envia a solicitação para a instituição e notifica o aluno.</text:p>
            </text:list-item>
          </text:list>
        </text:list-item>
      </text:list>
      <text:h text:style-name="Heading_20_4" text:outline-level="4"><text:span text:style-name="Strong_20_Emphasis">História de Usuário 8.3 - Solicitação de Exame Geral</text:span></text:h>
      <text:p text:style-name="Text_20_body"><text:span text:style-name="Strong_20_Emphasis">Objetivo</text:span>: Validar a solicitação de exame geral.</text:p>
      <text:h text:style-name="Heading_20_5" text:outline-level="5">Casos de Teste:</text:h>
      <text:list text:style-name="L13">
        <text:list-item>
          <text:p text:style-name="P25"><text:span text:style-name="Strong_20_Emphasis">Envio da solicitação de exame geral</text:span></text:p>
          <text:list>
            <text:list-item>
              <text:p text:style-name="P25"><text:span text:style-name="Strong_20_Emphasis">Entrada</text:span>: O aluno preenche o formulário de solicitação de exame geral.</text:p>
            </text:list-item>
            <text:list-item>
              <text:p text:style-name="P26"><text:span text:style-name="Strong_20_Emphasis">Resultado Esperado</text:span>: O sistema envia a solicitação para a instituição e notifica o aluno.</text:p>
            </text:list-item>
          </text:list>
        </text:list-item>
      </text:list>
      <text:h text:style-name="Heading_20_4" text:outline-level="4"><text:span text:style-name="Strong_20_Emphasis">História de Usuário 8.4 - Solicitação de Regime Domiciliar</text:span></text:h>
      <text:p text:style-name="Text_20_body"><text:span text:style-name="Strong_20_Emphasis">Objetivo</text:span>: Validar a solicitação de regime domiciliar.</text:p>
      <text:h text:style-name="Heading_20_5" text:outline-level="5">Casos de Teste:</text:h>
      <text:list text:style-name="L14">
        <text:list-item>
          <text:p text:style-name="P27"><text:span text:style-name="Strong_20_Emphasis">Envio da solicitação de regime domiciliar</text:span></text:p>
          <text:list>
            <text:list-item>
              <text:p text:style-name="P27"><text:span text:style-name="Strong_20_Emphasis">Entrada</text:span>: O aluno preenche o formulário de regime domiciliar com justificativa, data inicial e data final.</text:p>
            </text:list-item>
            <text:list-item>
              <text:p text:style-name="P28"><text:soft-page-break/><text:span text:style-name="Strong_20_Emphasis">Resultado Esperado</text:span>: O sistema envia a solicitação para a instituição e notifica o aluno.</text:p>
            </text:list-item>
          </text:list>
        </text:list-item>
      </text:list>
      <text:h text:style-name="Heading_20_2" text:outline-level="2"><text:span text:style-name="Strong_20_Emphasis">9. Plano de Ensino</text:span></text:h>
      <text:h text:style-name="Heading_20_4" text:outline-level="4"><text:span text:style-name="Strong_20_Emphasis">História de Usuário 9.1 - Exibição do Plano de Ensino</text:span></text:h>
      <text:p text:style-name="Text_20_body"><text:span text:style-name="Strong_20_Emphasis">Objetivo</text:span>: Validar a exibição do plano de ensino das disciplinas.</text:p>
      <text:h text:style-name="Heading_20_5" text:outline-level="5">Casos de Teste:</text:h>
      <text:list text:style-name="L15">
        <text:list-item>
          <text:p text:style-name="P29"><text:span text:style-name="Strong_20_Emphasis">Exibição do plano de ensino completo</text:span></text:p>
          <text:list>
            <text:list-item>
              <text:p text:style-name="P29"><text:span text:style-name="Strong_20_Emphasis">Entrada</text:span>: O aluno acessa a página do plano de ensino.</text:p>
            </text:list-item>
            <text:list-item>
              <text:p text:style-name="P30"><text:span text:style-name="Strong_20_Emphasis">Resultado Esperado</text:span>: O sistema exibe o nome da disciplina, ementa, objetivos, carga horária e avaliações prevista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8:09:28.252745541</meta:creation-date>
    <dc:date>2024-11-09T18:12:01.650754200</dc:date>
    <meta:editing-duration>PT2M34S</meta:editing-duration>
    <meta:editing-cycles>1</meta:editing-cycles>
    <meta:document-statistic meta:table-count="0" meta:image-count="0" meta:object-count="0" meta:page-count="5" meta:paragraph-count="124" meta:word-count="1087" meta:character-count="6667" meta:non-whitespace-character-count="5770"/>
    <meta:generator>LibreOffice/24.8.2.1$Linux_X86_64 LibreOffice_project/41740883c77b073d14011387305cb18c71aed59b</meta:generator>
  </office:meta>
</office:document-meta>
</file>